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it" fo:country="I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paragraph-rsid="0028fb08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ESAME DI STATO </text:p>
      <text:p text:style-name="P2"/>
      <text:p text:style-name="P2">GABRIELE PACE 5AIA</text:p>
      <text:p text:style-name="P2"/>
      <text:p text:style-name="P3"/>
      <text:p text:style-name="P4">1. Specifiche tecniche</text:p>
      <text:p text:style-name="P4"/>
      <text:p text:style-name="P3">Giornalmente si desidera raccogliere informazioni circa l’altezza massima misurata, l’ammontare di foglie e le nuove piantine nate.</text:p>
      <text:p text:style-name="P3"/>
      <text:p text:style-name="P3">I campioni da analizzare sono collocati uno all’interno di una serra, l’altro esposto all’ambiente.</text:p>
      <text:p text:style-name="P3">Tali dati devono essere immagazzinati in due tabelle distinte.</text:p>
      <text:p text:style-name="P3"/>
      <text:p text:style-name="P3">Non vi è il bisogno di appuntare anche temperatura e umidità media all’interno della serra: data l’automatizzazione, tali valori medi si sanno a priori. Tali valori invece devono essere misurati per i campioni esposti</text:p>
      <text:p text:style-name="P3"/>
      <text:p text:style-name="P3">Se un giorno l’utente si dovesse dimenticare di contare o aggiungere i dati, questo potrà essere fatto a posteriori, anche giorni, in caso contrario, ovvero di mancato conteggio, i dati del giorno seguente saranno replicati dal precedente.</text:p>
      <text:p text:style-name="P3"/>
      <text:p text:style-name="P4">2. Glossario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 table:style-name="TableLine72061184">
          <table:table-cell table:style-name="Table1.A1" office:value-type="string">
            <text:p text:style-name="P5">Termine</text:p>
          </table:table-cell>
          <table:table-cell table:style-name="Table1.A1" office:value-type="string">
            <text:p text:style-name="P5">Descrizione</text:p>
          </table:table-cell>
          <table:table-cell table:style-name="Table1.A1" office:value-type="string">
            <text:p text:style-name="P5">Sinonimo</text:p>
          </table:table-cell>
          <table:table-cell table:style-name="Table1.D1" office:value-type="string">
            <text:p text:style-name="P5">Legame</text:p>
          </table:table-cell>
        </table:table-row>
        <table:table-row table:style-name="TableLine119405216">
          <table:table-cell table:style-name="Table1.A2" office:value-type="string">
            <text:p text:style-name="P5">Campioni esposti</text:p>
          </table:table-cell>
          <table:table-cell table:style-name="Table1.A2" office:value-type="string">
            <text:p text:style-name="P5">Piante collocate all’esterno della serra</text:p>
            <text:p text:style-name="P5"/>
            <text:p text:style-name="P5">Temperatura, Umidità, </text:p>
            <text:p text:style-name="P5">Fusti,</text:p>
            <text:p text:style-name="P5">Foglie,</text:p>
            <text:p text:style-name="P5">Altezza massima</text:p>
          </table:table-cell>
          <table:table-cell table:style-name="Table1.A2" office:value-type="string">
            <text:p text:style-name="P5">Esposto all’ambiente</text:p>
          </table:table-cell>
          <table:table-cell table:style-name="Table1.D2" office:value-type="string">
            <text:p text:style-name="P5"/>
          </table:table-cell>
        </table:table-row>
        <table:table-row table:style-name="TableLine119396672">
          <table:table-cell table:style-name="Table1.A2" office:value-type="string">
            <text:p text:style-name="P5">Campioni nella serra</text:p>
          </table:table-cell>
          <table:table-cell table:style-name="Table1.A2" office:value-type="string">
            <text:p text:style-name="P5">Piante collocate all’interno della serra</text:p>
            <text:p text:style-name="P5"/>
            <text:p text:style-name="P8">Fusti,</text:p>
            <text:p text:style-name="P8">Foglie,</text:p>
            <text:p text:style-name="P8">Altezza massim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2:06:46.377746713</meta:creation-date>
    <dc:date>2022-01-06T12:18:39.688040549</dc:date>
    <meta:editing-duration>PT8M54S</meta:editing-duration>
    <meta:editing-cycles>6</meta:editing-cycles>
    <meta:generator>LibreOffice/7.2.1.2$Linux_X86_64 LibreOffice_project/87b77fad49947c1441b67c559c339af8f3517e22</meta:generator>
    <meta:document-statistic meta:table-count="1" meta:image-count="0" meta:object-count="0" meta:page-count="1" meta:paragraph-count="25" meta:word-count="154" meta:character-count="1070" meta:non-whitespace-character-count="939"/>
  </office:meta>
</office:document-meta>
</file>